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01beb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9211e" style:font-name="apple-system" fo:font-size="28pt" fo:letter-spacing="normal" fo:font-style="normal" style:text-underline-style="solid" style:text-underline-width="auto" style:text-underline-color="font-color" fo:font-weight="bold" officeooo:rsid="00001beb" officeooo:paragraph-rsid="00001beb" style:font-size-asian="28pt" style:font-weight-asian="bold" style:font-size-complex="28pt" style:font-weight-complex="bold"/>
    </style:style>
    <style:style style:name="T1" style:family="text">
      <style:text-properties officeooo:rsid="00001beb"/>
    </style:style>
    <style:style style:name="T2" style:family="text">
      <style:text-properties officeooo:rsid="0000d6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CEPT NOTE <text:span text:style-name="T2">ON</text:span> CAR PREDICITON PROJECT.</text:p>
      <text:p text:style-name="P1"/>
      <text:p text:style-name="P2">It is a project in which we have to predict the buying price of cars using machine learning algorithms.</text:p>
      <text:p text:style-name="P2"><text:s/>We are given a train dataset and test dataset in the form of csv(Comma Separated Value)files. </text:p>
      <text:p text:style-name="P2">Shape of train dataset is (2000,13). </text:p>
      <text:p text:style-name="P2">Shape of test dataset is (509,11). </text:p>
      <text:p text:style-name="P2">The target varibale in this problem is buying_price.</text:p>
      <text:p text:style-name="P2">We have to predict the buying_price for test dataset.</text:p>
      <text:p text:style-name="P2">I have concantenated the train and test dataset into one dataframe df. Libraries used in the code: </text:p>
      <text:p text:style-name="P2">1.numpy </text:p>
      <text:p text:style-name="P2">2.pandas </text:p>
      <text:p text:style-name="P2">3.matplotlib.pyplot </text:p>
      <text:p text:style-name="P2">4.seaborn </text:p>
      <text:p text:style-name="P2">Then I have used tail and head functions to have a idea about the train and test data. </text:p>
      <text:p text:style-name="P2">I have used info function to check the null value count in each feature of the dataframe and the type of values present in each feature. </text:p>
      <text:p text:style-name="P2">Usage of describe function is done to have a complete knowledge about the dataset like mean,median,std,etc. </text:p>
      <text:p text:style-name="P2">I have used set_indexfunction to set v_id as the index column. </text:p>
      <text:p text:style-name="P2">Then I have plotted the heatmap using the seaborn library to analyse which features contain the null values graphically.</text:p>
      <text:p text:style-name="P2">After visualising the heatmap I found that buying_price and profit had the maximum null values. </text:p>
      <text:p text:style-name="P2">So I decided to drop those columns with the help of a condition. </text:p>
      <text:p text:style-name="P2">After dropping these two column the shape of the concatenated dataframe became (2509,10).</text:p>
      <text:p text:style-name="P2">I used for loop to check unique values in each column of dataframe.</text:p>
      <text:p text:style-name="P2">After that I checked the count of unique values and what unique values are present in each column. </text:p>
      <text:p text:style-name="P2">I used seaborn and matplotlib library to check the skewness of the graph and found out it to be -0.01.</text:p>
      <text:p text:style-name="P2">After finding the skewness I used seabornlibrary to plot the heat map.</text:p>
      <text:p text:style-name="P2">With the help of this heatmap I found out the correlation between each feature of the dataset. </text:p>
      <text:p text:style-name="P2">I analysed the heatmap and with the help of some conditions I found out the highest correlated features with the buying_price.</text:p>
      <text:p text:style-name="P2">The features which were highly correlated with the buying_price were: </text:p>
      <text:p text:style-name="P2">1.on road old </text:p>
      <text:p text:style-name="P2">2.on road now </text:p>
      <text:p text:style-name="P2">3.buying_price itself </text:p>
      <text:p text:style-name="P2">I also analysed the correlation of these 3 features with the buying_price graphically. </text:p>
      <text:p text:style-name="P2">When I analysed them graphically I found out that they are correlated with the buying_price linearly. </text:p>
      <text:p text:style-name="P2"><text:soft-page-break/>On analysisng the graphs I found out that data points were not much scattered. So at that point of time I decided that Linear Regression linear model is the right fit to make the prediction.</text:p>
      <text:p text:style-name="P2">I prepared my training data for fitting. </text:p>
      <text:p text:style-name="P2">from sklearn.model_selection I imported KFold,cross_val_score </text:p>
      <text:p text:style-name="P2">from sklearn.metrics I imported make_scorer,r2_score </text:p>
      <text:p text:style-name="P2">I imported these in order to check the performance of my LinearRegression linear model. </text:p>
      <text:p text:style-name="P2">I fitted my LinearRegression linear model on my data. </text:p>
      <text:p text:style-name="P2">After fitting I checked the score of my model.</text:p>
      <text:p text:style-name="P2"><text:span text:style-name="T1">I </text:span>got a score of 0.9956852622456099 as output which is quite good. </text:p>
      <text:p text:style-name="P2">I got my predcitions as a numpyarray with 509 int values. </text:p>
      <text:p text:style-name="P2">Since my prediciton is a numpy array I used pd.DataFrame to convert it into a dataframe so that I concatenate it with v_id of test dataset. </text:p>
      <text:p text:style-name="P2">Then I defined a new dataframe as submission_test1 in which I concatenated the v.id of test dataset and my predicitons. </text:p>
      <text:p text:style-name="P2">But the demand of the task was to submit the prediction in the form of csv file. So in order to do that I converted my dataframe submission_test1 into a'sample_submission.csv' with the help of to_csv()function.</text:p>
      <text:p text:style-name="P2">To check my csv file I opened and read it in my code itself and finally I got the desired outpu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04:11:50.087344745</meta:creation-date>
    <dc:date>2020-07-30T04:20:50.732947887</dc:date>
    <meta:editing-duration>PT9M1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2" meta:paragraph-count="45" meta:word-count="579" meta:character-count="3419" meta:non-whitespace-character-count="2853"/>
  </office:meta>
</office:document-meta>
</file>